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37.45pt"/>
    </style:style>
    <style:style style:name="co50" style:family="table-column">
      <style:table-column-properties fo:break-before="auto" style:column-width="248.46pt"/>
    </style:style>
    <style:style style:name="co51" style:family="table-column">
      <style:table-column-properties fo:break-before="auto" style:column-width="245.54pt"/>
    </style:style>
    <style:style style:name="co52" style:family="table-column">
      <style:table-column-properties fo:break-before="auto" style:column-width="94.11pt"/>
    </style:style>
    <style:style style:name="co53" style:family="table-column">
      <style:table-column-properties fo:break-before="auto" style:column-width="125.69pt"/>
    </style:style>
    <style:style style:name="co54" style:family="table-column">
      <style:table-column-properties fo:break-before="auto" style:column-width="310.96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/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</style:style>
    <style:style style:name="ce103" style:family="table-cell" style:parent-style-name="Default"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31" office:value-type="string" calcext:value-type="string" table:number-columns-spanned="3" table:number-rows-spanned="1">
            <text:p>Day to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31" office:value-type="string" calcext:value-type="string" table:number-columns-spanned="3" table:number-rows-spanned="1">
            <text:p>Drip It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31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9" table:default-cell-style-name="ce86"/>
        <table:table-column table:style-name="co50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2" table:default-cell-style-name="Default"/>
        <table:table-column table:style-name="co53" table:default-cell-style-name="ce21"/>
        <table:table-column table:style-name="co3" table:number-columns-repeated="4" table:default-cell-style-name="ce21"/>
        <table:table-column table:style-name="co5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5" table:default-cell-style-name="ce10"/>
        <table:table-column table:style-name="co49" table:default-cell-style-name="ce1"/>
        <table:table-column table:style-name="co56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00/00/0000</text:date>, <text:time style:data-style-name="N2" text:time-value="19:40:52.392552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31T09:08:03.528142949</dc:date>
    <meta:editing-duration>P65DT19H55M16S</meta:editing-duration>
    <meta:editing-cycles>1193</meta:editing-cycles>
    <meta:document-statistic meta:table-count="10" meta:cell-count="1737" meta:object-count="0"/>
  </office:meta>
</office:document-meta>
</file>